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7.25mm"/>
    </style:style>
    <style:style style:name="co16" style:family="table-column">
      <style:table-column-properties fo:break-before="auto" style:column-width="36.62mm"/>
    </style:style>
    <style:style style:name="co17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ce2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1008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/>
          <table:table-cell table:style-name="ce4" office:value-type="string" calcext:value-type="string">
            <text:p>ODDZIAŁ</text:p>
          </table:table-cell>
          <table:table-cell table:number-columns-repeated="2"/>
          <table:table-cell table:style-name="ce4" office:value-type="string" calcext:value-type="string">
            <text:p>DEPART</text:p>
          </table:table-cell>
          <table:table-cell table:style-name="ce8" office:value-type="string" calcext:value-type="string">
            <text:p>STAWKA GODZ.</text:p>
          </table:table-cell>
          <table:table-cell table:number-columns-repeated="100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YS360([.F2];NOW();1)" office:value-type="float" office:value="10915" calcext:value-type="float">
            <text:p>10915</text:p>
          </table:table-cell>
          <table:table-cell table:style-name="ce12"/>
          <table:table-cell table:style-name="ce17"/>
          <table:table-cell table:style-name="ce3" office:value-type="string" calcext:value-type="string">
            <text:p>Niemcy</text:p>
          </table:table-cell>
          <table:table-cell table:number-columns-repeated="2"/>
          <table:table-cell table:style-name="ce3" office:value-type="string" calcext:value-type="string">
            <text:p>Rajdy Wodne</text:p>
          </table:table-cell>
          <table:table-cell table:number-columns-repeated="100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YS360([.F3];NOW();1)" office:value-type="float" office:value="11444" calcext:value-type="float">
            <text:p>11444</text:p>
          </table:table-cell>
          <table:table-cell table:style-name="ce12"/>
          <table:table-cell table:style-name="ce17" table:number-columns-repeated="2"/>
          <table:table-cell table:number-columns-repeated="101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YS360([.F4];NOW();1)" office:value-type="float" office:value="9623" calcext:value-type="float">
            <text:p>9623</text:p>
          </table:table-cell>
          <table:table-cell table:style-name="ce13"/>
          <table:table-cell table:style-name="ce17" table:number-columns-repeated="2"/>
          <table:table-cell table:number-columns-repeated="1011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YS360([.F5];NOW();1)" office:value-type="float" office:value="10392" calcext:value-type="float">
            <text:p>10392</text:p>
          </table:table-cell>
          <table:table-cell table:style-name="ce13"/>
          <table:table-cell table:style-name="ce17"/>
          <table:table-cell table:style-name="Default"/>
          <table:table-cell table:number-columns-repeated="2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NAZWISKO</text:p>
          </table:table-cell>
          <table:table-cell table:number-columns-repeated="1006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YS360([.F6];NOW();1)" office:value-type="float" office:value="12157" calcext:value-type="float">
            <text:p>12157</text:p>
          </table:table-cell>
          <table:table-cell table:style-name="ce14"/>
          <table:table-cell table:style-name="ce17"/>
          <table:table-cell table:style-name="Default"/>
          <table:table-cell table:number-columns-repeated="2"/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number-columns-repeated="1007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YS360([.F7];NOW();1)" office:value-type="float" office:value="10754" calcext:value-type="float">
            <text:p>1075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YS360([.F8];NOW();1)" office:value-type="float" office:value="10133" calcext:value-type="float">
            <text:p>10133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YS360([.F9];NOW();1)" office:value-type="float" office:value="12244" calcext:value-type="float">
            <text:p>12244</text:p>
          </table:table-cell>
          <table:table-cell table:style-name="ce14"/>
          <table:table-cell table:style-name="ce17"/>
          <table:table-cell table:style-name="Default"/>
          <table:table-cell table:number-columns-repeated="101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YS360([.F10];NOW();1)" office:value-type="float" office:value="9798" calcext:value-type="float">
            <text:p>9798</text:p>
          </table:table-cell>
          <table:table-cell table:style-name="ce14"/>
          <table:table-cell table:style-name="ce17"/>
          <table:table-cell table:style-name="Default"/>
          <table:table-cell table:number-columns-repeated="1011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YS360([.F11];NOW();1)" office:value-type="float" office:value="9469" calcext:value-type="float">
            <text:p>9469</text:p>
          </table:table-cell>
          <table:table-cell table:style-name="ce14"/>
          <table:table-cell table:style-name="ce17"/>
          <table:table-cell table:style-name="ce18"/>
          <table:table-cell/>
          <table:table-cell table:style-name="ce4" office:value-type="string" calcext:value-type="string">
            <text:p>DEPART</text:p>
          </table:table-cell>
          <table:table-cell table:number-columns-repeated="2" table:style-name="ce4" office:value-type="string" calcext:value-type="string">
            <text:p>DATA ZATR.</text:p>
          </table:table-cell>
          <table:table-cell table:number-columns-repeated="1007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YS360([.F12];NOW();1)" office:value-type="float" office:value="11771" calcext:value-type="float">
            <text:p>11771</text:p>
          </table:table-cell>
          <table:table-cell table:style-name="ce14"/>
          <table:table-cell table:style-name="ce17"/>
          <table:table-cell table:style-name="ce18"/>
          <table:table-cell/>
          <table:table-cell table:style-name="ce3" office:value-type="string" calcext:value-type="string">
            <text:p>Rajdy Dziecinne</text:p>
          </table:table-cell>
          <table:table-cell table:style-name="ce18" office:value-type="string" calcext:value-type="string">
            <text:p>&gt;1.I.88</text:p>
          </table:table-cell>
          <table:table-cell table:style-name="ce18" office:value-type="string" calcext:value-type="string">
            <text:p>&lt;31.XII.90</text:p>
          </table:table-cell>
          <table:table-cell table:number-columns-repeated="1007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YS360([.F13];NOW();1)" office:value-type="float" office:value="9734" calcext:value-type="float">
            <text:p>973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YS360([.F14];NOW();1)" office:value-type="float" office:value="11604" calcext:value-type="float">
            <text:p>1160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YS360([.F15];NOW();1)" office:value-type="float" office:value="10417" calcext:value-type="float">
            <text:p>10417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YS360([.F16];NOW();1)" office:value-type="float" office:value="10749" calcext:value-type="float">
            <text:p>10749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YS360([.F17];NOW();1)" office:value-type="float" office:value="10988" calcext:value-type="float">
            <text:p>10988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YS360([.F18];NOW();1)" office:value-type="float" office:value="11502" calcext:value-type="float">
            <text:p>11502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YS360([.F19];NOW();1)" office:value-type="float" office:value="10560" calcext:value-type="float">
            <text:p>10560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YS360([.F20];NOW();1)" office:value-type="float" office:value="10736" calcext:value-type="float">
            <text:p>10736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YS360([.F21];NOW();1)" office:value-type="float" office:value="11068" calcext:value-type="float">
            <text:p>11068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YS360([.F22];NOW();1)" office:value-type="float" office:value="11942" calcext:value-type="float">
            <text:p>11942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YS360([.F23];NOW();1)" office:value-type="float" office:value="11957" calcext:value-type="float">
            <text:p>11957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YS360([.F24];NOW();1)" office:value-type="float" office:value="13001" calcext:value-type="float">
            <text:p>13001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YS360([.F25];NOW();1)" office:value-type="float" office:value="11891" calcext:value-type="float">
            <text:p>11891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YS360([.F26];NOW();1)" office:value-type="float" office:value="9874" calcext:value-type="float">
            <text:p>987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YS360([.F27];NOW();1)" office:value-type="float" office:value="9255" calcext:value-type="float">
            <text:p>9255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YS360([.F28];NOW();1)" office:value-type="float" office:value="11321" calcext:value-type="float">
            <text:p>11321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YS360([.F29];NOW();1)" office:value-type="float" office:value="12091" calcext:value-type="float">
            <text:p>12091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YS360([.F30];NOW();1)" office:value-type="float" office:value="11762" calcext:value-type="float">
            <text:p>11762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YS360([.F31];NOW();1)" office:value-type="float" office:value="11756" calcext:value-type="float">
            <text:p>11756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YS360([.F32];NOW();1)" office:value-type="float" office:value="9846" calcext:value-type="float">
            <text:p>9846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YS360([.F33];NOW();1)" office:value-type="float" office:value="9434" calcext:value-type="float">
            <text:p>943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YS360([.F34];NOW();1)" office:value-type="float" office:value="9607" calcext:value-type="float">
            <text:p>9607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YS360([.F35];NOW();1)" office:value-type="float" office:value="10244" calcext:value-type="float">
            <text:p>10244</text:p>
          </table:table-cell>
          <table:table-cell table:style-name="ce14"/>
          <table:table-cell table:style-name="ce17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YS360([.F36];NOW();1)" office:value-type="float" office:value="10584" calcext:value-type="float">
            <text:p>10584</text:p>
          </table:table-cell>
          <table:table-cell table:style-name="ce12"/>
          <table:table-cell table:style-name="ce17"/>
          <table:table-cell table:style-name="ce19"/>
          <table:table-cell table:number-columns-repeated="1011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YS360([.F37];NOW();1)" office:value-type="float" office:value="11119" calcext:value-type="float">
            <text:p>11119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YS360([.F38];NOW();1)" office:value-type="float" office:value="10660" calcext:value-type="float">
            <text:p>1066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YS360([.F39];NOW();1)" office:value-type="float" office:value="12182" calcext:value-type="float">
            <text:p>1218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YS360([.F40];NOW();1)" office:value-type="float" office:value="9964" calcext:value-type="float">
            <text:p>996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YS360([.F41];NOW();1)" office:value-type="float" office:value="10605" calcext:value-type="float">
            <text:p>10605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YS360([.F42];NOW();1)" office:value-type="float" office:value="11130" calcext:value-type="float">
            <text:p>1113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YS360([.F43];NOW();1)" office:value-type="float" office:value="12697" calcext:value-type="float">
            <text:p>1269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formula="of:=DAYS360([.F2];NOW();1)" office:value-type="float" office:value="10915" calcext:value-type="float">
            <text:p>10915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formula="of:=DAYS360([.F3];NOW();1)" office:value-type="float" office:value="11444" calcext:value-type="float">
            <text:p>1144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formula="of:=DAYS360([.F4];NOW();1)" office:value-type="float" office:value="9623" calcext:value-type="float">
            <text:p>962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formula="of:=DAYS360([.F5];NOW();1)" office:value-type="float" office:value="10392" calcext:value-type="float">
            <text:p>1039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formula="of:=DAYS360([.F6];NOW();1)" office:value-type="float" office:value="12157" calcext:value-type="float">
            <text:p>1215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formula="of:=DAYS360([.F7];NOW();1)" office:value-type="float" office:value="10754" calcext:value-type="float">
            <text:p>1075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formula="of:=DAYS360([.F8];NOW();1)" office:value-type="float" office:value="10133" calcext:value-type="float">
            <text:p>1013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formula="of:=DAYS360([.F9];NOW();1)" office:value-type="float" office:value="12244" calcext:value-type="float">
            <text:p>1224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formula="of:=DAYS360([.F10];NOW();1)" office:value-type="float" office:value="9798" calcext:value-type="float">
            <text:p>9798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formula="of:=DAYS360([.F11];NOW();1)" office:value-type="float" office:value="9469" calcext:value-type="float">
            <text:p>9469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formula="of:=DAYS360([.F12];NOW();1)" office:value-type="float" office:value="11771" calcext:value-type="float">
            <text:p>1177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formula="of:=DAYS360([.F13];NOW();1)" office:value-type="float" office:value="9734" calcext:value-type="float">
            <text:p>973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formula="of:=DAYS360([.F14];NOW();1)" office:value-type="float" office:value="11604" calcext:value-type="float">
            <text:p>1160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formula="of:=DAYS360([.F15];NOW();1)" office:value-type="float" office:value="10417" calcext:value-type="float">
            <text:p>1041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formula="of:=DAYS360([.F16];NOW();1)" office:value-type="float" office:value="10749" calcext:value-type="float">
            <text:p>10749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formula="of:=DAYS360([.F17];NOW();1)" office:value-type="float" office:value="10988" calcext:value-type="float">
            <text:p>10988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formula="of:=DAYS360([.F18];NOW();1)" office:value-type="float" office:value="11502" calcext:value-type="float">
            <text:p>1150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formula="of:=DAYS360([.F19];NOW();1)" office:value-type="float" office:value="10560" calcext:value-type="float">
            <text:p>1056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formula="of:=DAYS360([.F20];NOW();1)" office:value-type="float" office:value="10736" calcext:value-type="float">
            <text:p>10736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formula="of:=DAYS360([.F21];NOW();1)" office:value-type="float" office:value="11068" calcext:value-type="float">
            <text:p>11068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formula="of:=DAYS360([.F22];NOW();1)" office:value-type="float" office:value="11942" calcext:value-type="float">
            <text:p>1194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formula="of:=DAYS360([.F23];NOW();1)" office:value-type="float" office:value="11957" calcext:value-type="float">
            <text:p>1195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formula="of:=DAYS360([.F24];NOW();1)" office:value-type="float" office:value="13001" calcext:value-type="float">
            <text:p>1300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formula="of:=DAYS360([.F25];NOW();1)" office:value-type="float" office:value="11891" calcext:value-type="float">
            <text:p>1189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formula="of:=DAYS360([.F26];NOW();1)" office:value-type="float" office:value="9874" calcext:value-type="float">
            <text:p>987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formula="of:=DAYS360([.F27];NOW();1)" office:value-type="float" office:value="9255" calcext:value-type="float">
            <text:p>9255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formula="of:=DAYS360([.F28];NOW();1)" office:value-type="float" office:value="11321" calcext:value-type="float">
            <text:p>1132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formula="of:=DAYS360([.F29];NOW();1)" office:value-type="float" office:value="12091" calcext:value-type="float">
            <text:p>1209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formula="of:=DAYS360([.F30];NOW();1)" office:value-type="float" office:value="11762" calcext:value-type="float">
            <text:p>1176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formula="of:=DAYS360([.F31];NOW();1)" office:value-type="float" office:value="11756" calcext:value-type="float">
            <text:p>11756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formula="of:=DAYS360([.F32];NOW();1)" office:value-type="float" office:value="9846" calcext:value-type="float">
            <text:p>9846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formula="of:=DAYS360([.F33];NOW();1)" office:value-type="float" office:value="9434" calcext:value-type="float">
            <text:p>943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formula="of:=DAYS360([.F34];NOW();1)" office:value-type="float" office:value="9607" calcext:value-type="float">
            <text:p>960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formula="of:=DAYS360([.F35];NOW();1)" office:value-type="float" office:value="10244" calcext:value-type="float">
            <text:p>1024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formula="of:=DAYS360([.F36];NOW();1)" office:value-type="float" office:value="10584" calcext:value-type="float">
            <text:p>1058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formula="of:=DAYS360([.F37];NOW();1)" office:value-type="float" office:value="11119" calcext:value-type="float">
            <text:p>11119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formula="of:=DAYS360([.F38];NOW();1)" office:value-type="float" office:value="10660" calcext:value-type="float">
            <text:p>1066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formula="of:=DAYS360([.F39];NOW();1)" office:value-type="float" office:value="12182" calcext:value-type="float">
            <text:p>12182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formula="of:=DAYS360([.F40];NOW();1)" office:value-type="float" office:value="9964" calcext:value-type="float">
            <text:p>996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formula="of:=DAYS360([.F41];NOW();1)" office:value-type="float" office:value="10605" calcext:value-type="float">
            <text:p>10605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formula="of:=DAYS360([.F42];NOW();1)" office:value-type="float" office:value="11130" calcext:value-type="float">
            <text:p>11130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formula="of:=DAYS360([.F43];NOW();1)" office:value-type="float" office:value="12697" calcext:value-type="float">
            <text:p>1269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formula="of:=DAYS360([.F44];NOW();1)" office:value-type="float" office:value="11186" calcext:value-type="float">
            <text:p>11186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formula="of:=DAYS360([.F45];NOW();1)" office:value-type="float" office:value="10934" calcext:value-type="float">
            <text:p>1093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formula="of:=DAYS360([.F46];NOW();1)" office:value-type="float" office:value="11711" calcext:value-type="float">
            <text:p>1171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formula="of:=DAYS360([.F47];NOW();1)" office:value-type="float" office:value="10189" calcext:value-type="float">
            <text:p>10189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formula="of:=DAYS360([.F48];NOW();1)" office:value-type="float" office:value="11173" calcext:value-type="float">
            <text:p>1117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formula="of:=DAYS360([.F49];NOW();1)" office:value-type="float" office:value="10763" calcext:value-type="float">
            <text:p>10763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formula="of:=DAYS360([.F50];NOW();1)" office:value-type="float" office:value="10576" calcext:value-type="float">
            <text:p>10576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formula="of:=DAYS360([.F51];NOW();1)" office:value-type="float" office:value="10994" calcext:value-type="float">
            <text:p>10994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formula="of:=DAYS360([.F52];NOW();1)" office:value-type="float" office:value="11887" calcext:value-type="float">
            <text:p>11887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4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formula="of:=DAYS360([.F53];NOW();1)" office:value-type="float" office:value="10611" calcext:value-type="float">
            <text:p>10611</text:p>
          </table:table-cell>
          <table:table-cell table:style-name="ce15"/>
          <table:table-cell table:style-name="ce17"/>
          <table:table-cell table:number-columns-repeated="101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niki" table:style-name="ta3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021" table:default-cell-style-name="Default"/>
        <table:table-row table:style-name="ro6">
          <table:table-cell table:style-name="ce20" office:value-type="string" calcext:value-type="string">
            <text:p>1)</text:p>
          </table:table-cell>
          <table:table-cell table:style-name="ce23" table:formula="of:=DSUM(baza;[Lista.I1];[Lista.M1:.M2])" office:value-type="float" office:value="14562.525" calcext:value-type="float">
            <text:p>14 562,53 zł</text:p>
          </table:table-cell>
          <table:table-cell table:style-name="ce24"/>
          <table:table-cell table:style-name="ce25"/>
          <table:table-cell table:number-columns-repeated="1020"/>
        </table:table-row>
        <table:table-row table:style-name="ro6">
          <table:table-cell table:style-name="ce21" office:value-type="string" calcext:value-type="string">
            <text:p>2)</text:p>
          </table:table-cell>
          <table:table-cell table:style-name="ce23" table:formula="of:=DAVERAGE(baza;[Lista.H1];[Lista.P1:.Q2])" office:value-type="float" office:value="13.4213333333333" calcext:value-type="float">
            <text:p>13,42 zł</text:p>
          </table:table-cell>
          <table:table-cell table:style-name="ce24"/>
          <table:table-cell table:style-name="ce25"/>
          <table:table-cell table:number-columns-repeated="1020"/>
        </table:table-row>
        <table:table-row table:style-name="ro6">
          <table:table-cell table:style-name="ce20" office:value-type="string" calcext:value-type="string">
            <text:p>3)</text:p>
          </table:table-cell>
          <table:table-cell table:style-name="ce24" office:value-type="string" calcext:value-type="string">
            <text:p>Winger</text:p>
          </table:table-cell>
          <table:table-cell table:style-name="ce23" table:formula="of:=DMAX(baza;[Lista.I1];[Lista.P5:.Q6])" office:value-type="float" office:value="840" calcext:value-type="float">
            <text:p>840,00 zł</text:p>
          </table:table-cell>
          <table:table-cell table:style-name="ce26"/>
          <table:table-cell table:number-columns-repeated="1020"/>
        </table:table-row>
        <table:table-row table:style-name="ro6">
          <table:table-cell table:style-name="ce20" office:value-type="string" calcext:value-type="string">
            <text:p>4)</text:p>
          </table:table-cell>
          <table:table-cell table:style-name="ce24" office:value-type="string" calcext:value-type="string">
            <text:p>Steadman</text:p>
          </table:table-cell>
          <table:table-cell table:style-name="ce23" table:formula="of:=DMAX(baza;[Lista.I1];[Lista.O11:.Q12])" office:value-type="float" office:value="880" calcext:value-type="float">
            <text:p>880,00 zł</text:p>
          </table:table-cell>
          <table:table-cell table:style-name="ce26"/>
          <table:table-cell table:number-columns-repeated="1020"/>
        </table:table-row>
        <table:table-row table:style-name="ro6">
          <table:table-cell table:style-name="ce22" office:value-type="string" calcext:value-type="string">
            <text:p>5)</text:p>
          </table:table-cell>
          <table:table-cell table:style-name="ce24" table:number-columns-repeated="2"/>
          <table:table-cell table:style-name="ce25"/>
          <table:table-cell table:number-columns-repeated="1020"/>
        </table:table-row>
        <table:table-row table:style-name="ro6">
          <table:table-cell table:style-name="ce20" office:value-type="string" calcext:value-type="string">
            <text:p>6)</text:p>
          </table:table-cell>
          <table:table-cell table:style-name="ce24" table:number-columns-repeated="2"/>
          <table:table-cell table:style-name="ce25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aza" table:base-cell-address="$Lista.$A$1" table:cell-range-address="$Lista.$A$1:.$I$95"/>
      </table:named-expressions>
      <table:database-ranges>
        <table:database-range table:name="__Anonymous_Sheet_DB__1" table:target-range-address="Lista.A1:Lista.K9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9T13:29:57.924756532</dc:date>
    <meta:editing-cycles>3</meta:editing-cycles>
    <meta:editing-duration>PT8M</meta:editing-duration>
    <meta:document-statistic meta:table-count="3" meta:cell-count="987" meta:object-count="0"/>
    <meta:generator>LibreOffice/5.2.6.2$Linux_X86_64 LibreOffice_project/20m0$Build-2</meta:generator>
  </office:meta>
</office:document-meta>
</file>